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yn_pkt" table:style-name="ta1">
        <table:shapes>
          <draw:frame draw:z-index="0" draw:style-name="gr1" draw:text-style-name="P1" svg:width="6.1642in" svg:height="3.5429in" svg:x="2.0772in" svg:y="1.4618in">
            <draw:object draw:notify-on-update-of-ranges="dyn_pkt.E2:dyn_pkt.E8 dyn_pkt.F1:dyn_pkt.F1 dyn_pkt.F2:dyn_pkt.F8 dyn_pkt.G1:dyn_pkt.G1 dyn_pkt.G2:dyn_pkt.G8 dyn_pkt.H1:dyn_pkt.H1 dyn_pkt.H2:dyn_pkt.H8 dyn_pkt.I1:dyn_pkt.I1 dyn_pkt.I2:dyn_pkt.I8 dyn_pkt.J1:dyn_pkt.J1 dyn_pkt.J2:dyn_pkt.J8 dyn_pkt.K1:dyn_pkt.K1 dyn_pkt.K2:dyn_pkt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0472in" svg:y="6.5783in">
            <draw:object draw:notify-on-update-of-ranges="dyn_pkt.E30:dyn_pkt.E30 dyn_pkt.E31:dyn_pkt.E37 dyn_pkt.F30:dyn_pkt.F30 dyn_pkt.F31:dyn_pkt.F37 dyn_pkt.G30:dyn_pkt.G30 dyn_pkt.G31:dyn_pkt.G37 dyn_pkt.H30:dyn_pkt.H30 dyn_pkt.H31:dyn_pkt.H37 dyn_pkt.I30:dyn_pkt.I30 dyn_pkt.I31:dyn_pkt.I37 dyn_pkt.J30:dyn_pkt.J30 dyn_pkt.J31:dyn_pkt.J37 dyn_pkt.K30:dyn_pkt.K30 dyn_pkt.K31:dyn_pkt.K37 dyn_pkt.L30:dyn_pkt.L30 dyn_pkt.L31:dyn_pkt.L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init_pkt</text:p>
          </table:table-cell>
          <table:table-cell office:value-type="string" calcext:value-type="string">
            <text:p>exec_time</text:p>
          </table:table-cell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26.205" calcext:value-type="float">
            <text:p>426.205</text:p>
          </table:table-cell>
          <table:table-cell office:value-type="float" office:value="1" calcext:value-type="float">
            <text:p>1</text:p>
          </table:table-cell>
          <table:table-cell table:formula="of:=[.D7]" office:value-type="float" office:value="428.201" calcext:value-type="float">
            <text:p>428.201</text:p>
          </table:table-cell>
          <table:table-cell table:formula="of:=[.D49]" office:value-type="float" office:value="425.2342" calcext:value-type="float">
            <text:p>425.2342</text:p>
          </table:table-cell>
          <table:table-cell table:formula="of:=[.D91]" office:value-type="float" office:value="425.2652" calcext:value-type="float">
            <text:p>425.2652</text:p>
          </table:table-cell>
          <table:table-cell table:formula="of:=[.D133]" office:value-type="float" office:value="425.7894" calcext:value-type="float">
            <text:p>425.7894</text:p>
          </table:table-cell>
          <table:table-cell table:formula="of:=[.D175]" office:value-type="float" office:value="425.921" calcext:value-type="float">
            <text:p>425.921</text:p>
          </table:table-cell>
          <table:table-cell table:formula="of:=[.D217]" office:value-type="float" office:value="429.3468" calcext:value-type="float">
            <text:p>429.34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.404" calcext:value-type="float">
            <text:p>426.404</text:p>
          </table:table-cell>
          <table:table-cell office:value-type="float" office:value="2" calcext:value-type="float">
            <text:p>2</text:p>
          </table:table-cell>
          <table:table-cell table:formula="of:=[.D13]" office:value-type="float" office:value="368.196" calcext:value-type="float">
            <text:p>368.196</text:p>
          </table:table-cell>
          <table:table-cell table:formula="of:=[.D55]" office:value-type="float" office:value="360.5902" calcext:value-type="float">
            <text:p>360.5902</text:p>
          </table:table-cell>
          <table:table-cell table:formula="of:=[.D97]" office:value-type="float" office:value="314.5306" calcext:value-type="float">
            <text:p>314.5306</text:p>
          </table:table-cell>
          <table:table-cell table:formula="of:=[.D139]" office:value-type="float" office:value="329.3822" calcext:value-type="float">
            <text:p>329.3822</text:p>
          </table:table-cell>
          <table:table-cell table:formula="of:=[.D181]" office:value-type="float" office:value="295.7766" calcext:value-type="float">
            <text:p>295.7766</text:p>
          </table:table-cell>
          <table:table-cell table:formula="of:=[.D223]" office:value-type="float" office:value="282.9902" calcext:value-type="float">
            <text:p>282.99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.916" calcext:value-type="float">
            <text:p>423.916</text:p>
          </table:table-cell>
          <table:table-cell office:value-type="float" office:value="4" calcext:value-type="float">
            <text:p>4</text:p>
          </table:table-cell>
          <table:table-cell table:formula="of:=[.D19]" office:value-type="float" office:value="242.962" calcext:value-type="float">
            <text:p>242.962</text:p>
          </table:table-cell>
          <table:table-cell table:formula="of:=[.D61]" office:value-type="float" office:value="238.215" calcext:value-type="float">
            <text:p>238.215</text:p>
          </table:table-cell>
          <table:table-cell table:formula="of:=[.D103]" office:value-type="float" office:value="245.9666" calcext:value-type="float">
            <text:p>245.9666</text:p>
          </table:table-cell>
          <table:table-cell table:formula="of:=[.D145]" office:value-type="float" office:value="258.8526" calcext:value-type="float">
            <text:p>258.8526</text:p>
          </table:table-cell>
          <table:table-cell table:formula="of:=[.D187]" office:value-type="float" office:value="229.2758" calcext:value-type="float">
            <text:p>229.2758</text:p>
          </table:table-cell>
          <table:table-cell table:formula="of:=[.D229]" office:value-type="float" office:value="235.7398" calcext:value-type="float">
            <text:p>235.73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0.435" calcext:value-type="float">
            <text:p>440.435</text:p>
          </table:table-cell>
          <table:table-cell office:value-type="float" office:value="8" calcext:value-type="float">
            <text:p>8</text:p>
          </table:table-cell>
          <table:table-cell table:formula="of:=[.D25]" office:value-type="float" office:value="209.6004" calcext:value-type="float">
            <text:p>209.6004</text:p>
          </table:table-cell>
          <table:table-cell table:formula="of:=[.D67]" office:value-type="float" office:value="183.4074" calcext:value-type="float">
            <text:p>183.4074</text:p>
          </table:table-cell>
          <table:table-cell table:formula="of:=[.D109]" office:value-type="float" office:value="207.5736" calcext:value-type="float">
            <text:p>207.5736</text:p>
          </table:table-cell>
          <table:table-cell table:formula="of:=[.D151]" office:value-type="float" office:value="233.6748" calcext:value-type="float">
            <text:p>233.6748</text:p>
          </table:table-cell>
          <table:table-cell table:formula="of:=[.D193]" office:value-type="float" office:value="188.813" calcext:value-type="float">
            <text:p>188.813</text:p>
          </table:table-cell>
          <table:table-cell table:formula="of:=[.D235]" office:value-type="float" office:value="262.4472" calcext:value-type="float">
            <text:p>262.44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.045" calcext:value-type="float">
            <text:p>424.045</text:p>
          </table:table-cell>
          <table:table-cell office:value-type="float" office:value="16" calcext:value-type="float">
            <text:p>16</text:p>
          </table:table-cell>
          <table:table-cell table:formula="of:=[.D31]" office:value-type="float" office:value="171.3166" calcext:value-type="float">
            <text:p>171.3166</text:p>
          </table:table-cell>
          <table:table-cell table:formula="of:=[.D73]" office:value-type="float" office:value="224.1828" calcext:value-type="float">
            <text:p>224.1828</text:p>
          </table:table-cell>
          <table:table-cell table:formula="of:=[.D73]" office:value-type="float" office:value="224.1828" calcext:value-type="float">
            <text:p>224.1828</text:p>
          </table:table-cell>
          <table:table-cell table:formula="of:=[.D157]" office:value-type="float" office:value="206.577" calcext:value-type="float">
            <text:p>206.577</text:p>
          </table:table-cell>
          <table:table-cell table:formula="of:=[.D199]" office:value-type="float" office:value="196.336" calcext:value-type="float">
            <text:p>196.336</text:p>
          </table:table-cell>
          <table:table-cell table:formula="of:=[.D241]" office:value-type="float" office:value="234.8366" calcext:value-type="float">
            <text:p>234.8366</text:p>
          </table:table-cell>
          <table:table-cell/>
        </table:table-row>
        <table:table-row table:style-name="ro1">
          <table:table-cell/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formula="of:=AVERAGE([.D2:.D6])" office:value-type="float" office:value="428.201" calcext:value-type="float">
            <text:p>428.201</text:p>
          </table:table-cell>
          <table:table-cell office:value-type="float" office:value="32" calcext:value-type="float">
            <text:p>32</text:p>
          </table:table-cell>
          <table:table-cell table:formula="of:=[.D37]" office:value-type="float" office:value="180.7754" calcext:value-type="float">
            <text:p>180.7754</text:p>
          </table:table-cell>
          <table:table-cell table:formula="of:=[.D79]" office:value-type="float" office:value="162.7418" calcext:value-type="float">
            <text:p>162.7418</text:p>
          </table:table-cell>
          <table:table-cell table:formula="of:=[.D79]" office:value-type="float" office:value="162.7418" calcext:value-type="float">
            <text:p>162.7418</text:p>
          </table:table-cell>
          <table:table-cell table:formula="of:=[.D163]" office:value-type="float" office:value="188.735" calcext:value-type="float">
            <text:p>188.735</text:p>
          </table:table-cell>
          <table:table-cell table:formula="of:=[.D205]" office:value-type="float" office:value="162.101" calcext:value-type="float">
            <text:p>162.101</text:p>
          </table:table-cell>
          <table:table-cell table:formula="of:=[.D247]" office:value-type="float" office:value="177.6146" calcext:value-type="float">
            <text:p>177.61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9.458" calcext:value-type="float">
            <text:p>369.458</text:p>
          </table:table-cell>
          <table:table-cell office:value-type="float" office:value="64" calcext:value-type="float">
            <text:p>64</text:p>
          </table:table-cell>
          <table:table-cell table:formula="of:=[.D43]" office:value-type="float" office:value="194.8444" calcext:value-type="float">
            <text:p>194.8444</text:p>
          </table:table-cell>
          <table:table-cell table:formula="of:=[.D85]" office:value-type="float" office:value="161.7908" calcext:value-type="float">
            <text:p>161.7908</text:p>
          </table:table-cell>
          <table:table-cell table:formula="of:=[.D127]" office:value-type="float" office:value="160.1328" calcext:value-type="float">
            <text:p>160.1328</text:p>
          </table:table-cell>
          <table:table-cell table:formula="of:=[.D169]" office:value-type="float" office:value="159.7026" calcext:value-type="float">
            <text:p>159.7026</text:p>
          </table:table-cell>
          <table:table-cell table:formula="of:=[.D211]" office:value-type="float" office:value="159.2534" calcext:value-type="float">
            <text:p>159.2534</text:p>
          </table:table-cell>
          <table:table-cell table:formula="of:=[.D253]" office:value-type="float" office:value="159.8584" calcext:value-type="float">
            <text:p>159.858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.056" calcext:value-type="float">
            <text:p>367.05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4.683" calcext:value-type="float">
            <text:p>364.6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1.953" calcext:value-type="float">
            <text:p>371.9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.83" calcext:value-type="float">
            <text:p>367.83</text:p>
          </table:table-cell>
          <table:table-cell table:number-columns-repeated="8"/>
        </table:table-row>
        <table:table-row table:style-name="ro1">
          <table: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1" calcext:value-type="float">
            <text:p>1</text:p>
          </table:table-cell>
          <table:table-cell table:formula="of:=AVERAGE([.D8:.D12])" office:value-type="float" office:value="368.196" calcext:value-type="float">
            <text:p>368.19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8.949" calcext:value-type="float">
            <text:p>258.9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.916" calcext:value-type="float">
            <text:p>228.91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3.95" calcext:value-type="float">
            <text:p>233.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4.462" calcext:value-type="float">
            <text:p>224.4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8.533" calcext:value-type="float">
            <text:p>268.533</text:p>
          </table:table-cell>
          <table:table-cell table:number-columns-repeated="8"/>
        </table:table-row>
        <table:table-row table:style-name="ro1">
          <table: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1" calcext:value-type="float">
            <text:p>1</text:p>
          </table:table-cell>
          <table:table-cell table:formula="of:=AVERAGE([.D14:.D18])" office:value-type="float" office:value="242.962" calcext:value-type="float">
            <text:p>242.96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7.305" calcext:value-type="float">
            <text:p>227.3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7.6" calcext:value-type="float">
            <text:p>257.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2.944" calcext:value-type="float">
            <text:p>162.9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7.813" calcext:value-type="float">
            <text:p>167.8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2.34" calcext:value-type="float">
            <text:p>232.34</text:p>
          </table:table-cell>
          <table:table-cell table:number-columns-repeated="8"/>
        </table:table-row>
        <table:table-row table:style-name="ro1">
          <table:table-cell/>
          <table:table-cell table:formula="of:=[.B24]" office:value-type="float" office:value="8" calcext:value-type="float">
            <text:p>8</text:p>
          </table:table-cell>
          <table:table-cell table:formula="of:=[.C24]" office:value-type="float" office:value="1" calcext:value-type="float">
            <text:p>1</text:p>
          </table:table-cell>
          <table:table-cell table:formula="of:=AVERAGE([.D20:.D24])" office:value-type="float" office:value="209.6004" calcext:value-type="float">
            <text:p>209.60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6.302" calcext:value-type="float">
            <text:p>176.3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0.087" calcext:value-type="float">
            <text:p>170.08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0.021" calcext:value-type="float">
            <text:p>170.0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0.156" calcext:value-type="float">
            <text:p>170.1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0.017" calcext:value-type="float">
            <text:p>170.017</text:p>
          </table:table-cell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/>
          <table:table-cell table:formula="of:=[.B30]" office:value-type="float" office:value="16" calcext:value-type="float">
            <text:p>16</text:p>
          </table:table-cell>
          <table:table-cell table:formula="of:=[.C30]" office:value-type="float" office:value="1" calcext:value-type="float">
            <text:p>1</text:p>
          </table:table-cell>
          <table:table-cell table:formula="of:=AVERAGE([.D26:.D30])" office:value-type="float" office:value="171.3166" calcext:value-type="float">
            <text:p>171.3166</text:p>
          </table:table-cell>
          <table:table-cell office:value-type="float" office:value="1" calcext:value-type="float">
            <text:p>1</text:p>
          </table:table-cell>
          <table:table-cell table:style-name="ce1" table:formula="of:=[.F2]/[.F2]" office:value-type="float" office:value="1" calcext:value-type="float">
            <text:p>1.000</text:p>
          </table:table-cell>
          <table:table-cell table:style-name="ce1" table:formula="of:=[.G2]/[.G2]" office:value-type="float" office:value="1" calcext:value-type="float">
            <text:p>1.000</text:p>
          </table:table-cell>
          <table:table-cell table:style-name="ce1" table:formula="of:=[.H2]/[.H2]" office:value-type="float" office:value="1" calcext:value-type="float">
            <text:p>1.000</text:p>
          </table:table-cell>
          <table:table-cell table:style-name="ce1" table:formula="of:=[.I2]/[.I2]" office:value-type="float" office:value="1" calcext:value-type="float">
            <text:p>1.000</text:p>
          </table:table-cell>
          <table:table-cell table:style-name="ce1" table:formula="of:=[.J2]/[.J2]" office:value-type="float" office:value="1" calcext:value-type="float">
            <text:p>1.000</text:p>
          </table:table-cell>
          <table:table-cell table:style-name="ce1" table:formula="of:=[.K2]/[.K2]" office:value-type="float" office:value="1" calcext:value-type="float">
            <text:p>1.000</text:p>
          </table:table-cell>
          <table:table-cell table:style-name="ce1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52.702" calcext:value-type="float">
            <text:p>252.702</text:p>
          </table:table-cell>
          <table:table-cell office:value-type="float" office:value="2" calcext:value-type="float">
            <text:p>2</text:p>
          </table:table-cell>
          <table:table-cell table:style-name="ce1" table:formula="of:=[.F2]/[.F3]" office:value-type="float" office:value="1.16297026583667" calcext:value-type="float">
            <text:p>1.163</text:p>
          </table:table-cell>
          <table:table-cell table:style-name="ce1" table:formula="of:=[.G2]/[.G3]" office:value-type="float" office:value="1.17927275893799" calcext:value-type="float">
            <text:p>1.179</text:p>
          </table:table-cell>
          <table:table-cell table:style-name="ce1" table:formula="of:=[.H2]/[.H3]" office:value-type="float" office:value="1.35206304251478" calcext:value-type="float">
            <text:p>1.352</text:p>
          </table:table-cell>
          <table:table-cell table:style-name="ce1" table:formula="of:=[.I2]/[.I3]" office:value-type="float" office:value="1.29269098330147" calcext:value-type="float">
            <text:p>1.293</text:p>
          </table:table-cell>
          <table:table-cell table:style-name="ce1" table:formula="of:=[.J2]/[.J3]" office:value-type="float" office:value="1.44000911498746" calcext:value-type="float">
            <text:p>1.440</text:p>
          </table:table-cell>
          <table:table-cell table:style-name="ce1" table:formula="of:=[.K2]/[.K3]" office:value-type="float" office:value="1.51717904012224" calcext:value-type="float">
            <text:p>1.517</text:p>
          </table:table-cell>
          <table:table-cell table:style-name="ce1" table:formula="of:=1/(0.3+(0.7/[.E32]))" office:value-type="float" office:value="1.53846153846154" calcext:value-type="float">
            <text:p>1.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0.478" calcext:value-type="float">
            <text:p>160.478</text:p>
          </table:table-cell>
          <table:table-cell office:value-type="float" office:value="4" calcext:value-type="float">
            <text:p>4</text:p>
          </table:table-cell>
          <table:table-cell table:style-name="ce1" table:formula="of:=[.F2]/[.F4]" office:value-type="float" office:value="1.76241963763881" calcext:value-type="float">
            <text:p>1.762</text:p>
          </table:table-cell>
          <table:table-cell table:style-name="ce1" table:formula="of:=[.G2]/[.G4]" office:value-type="float" office:value="1.78508574187184" calcext:value-type="float">
            <text:p>1.785</text:p>
          </table:table-cell>
          <table:table-cell table:style-name="ce1" table:formula="of:=[.H2]/[.H4]" office:value-type="float" office:value="1.72895506950944" calcext:value-type="float">
            <text:p>1.729</text:p>
          </table:table-cell>
          <table:table-cell table:style-name="ce1" table:formula="of:=[.I2]/[.I4]" office:value-type="float" office:value="1.64491065571681" calcext:value-type="float">
            <text:p>1.645</text:p>
          </table:table-cell>
          <table:table-cell table:style-name="ce1" table:formula="of:=[.J2]/[.J4]" office:value-type="float" office:value="1.8576797027859" calcext:value-type="float">
            <text:p>1.858</text:p>
          </table:table-cell>
          <table:table-cell table:style-name="ce1" table:formula="of:=[.K2]/[.K4]" office:value-type="float" office:value="1.82127413359984" calcext:value-type="float">
            <text:p>1.821</text:p>
          </table:table-cell>
          <table:table-cell table:style-name="ce1" table:formula="of:=1/(0.3+(0.7/[.E33]))" office:value-type="float" office:value="2.10526315789474" calcext:value-type="float">
            <text:p>2.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0.48" calcext:value-type="float">
            <text:p>160.48</text:p>
          </table:table-cell>
          <table:table-cell office:value-type="float" office:value="8" calcext:value-type="float">
            <text:p>8</text:p>
          </table:table-cell>
          <table:table-cell table:style-name="ce1" table:formula="of:=[.F2]/[.F5]" office:value-type="float" office:value="2.04293980354999" calcext:value-type="float">
            <text:p>2.043</text:p>
          </table:table-cell>
          <table:table-cell table:style-name="ce1" table:formula="of:=[.G2]/[.G5]" office:value-type="float" office:value="2.31852258960107" calcext:value-type="float">
            <text:p>2.319</text:p>
          </table:table-cell>
          <table:table-cell table:style-name="ce1" table:formula="of:=[.H2]/[.H5]" office:value-type="float" office:value="2.04874415628962" calcext:value-type="float">
            <text:p>2.049</text:p>
          </table:table-cell>
          <table:table-cell table:style-name="ce1" table:formula="of:=[.I2]/[.I5]" office:value-type="float" office:value="1.82214513503382" calcext:value-type="float">
            <text:p>1.822</text:p>
          </table:table-cell>
          <table:table-cell table:style-name="ce1" table:formula="of:=[.J2]/[.J5]" office:value-type="float" office:value="2.25578217601542" calcext:value-type="float">
            <text:p>2.256</text:p>
          </table:table-cell>
          <table:table-cell table:style-name="ce1" table:formula="of:=[.K2]/[.K5]" office:value-type="float" office:value="1.6359359139667" calcext:value-type="float">
            <text:p>1.636</text:p>
          </table:table-cell>
          <table:table-cell table:style-name="ce1" table:formula="of:=1/(0.3+(0.7/[.E34]))" office:value-type="float" office:value="2.58064516129032" calcext:value-type="float">
            <text:p>2.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8.7" calcext:value-type="float">
            <text:p>168.7</text:p>
          </table:table-cell>
          <table:table-cell office:value-type="float" office:value="16" calcext:value-type="float">
            <text:p>16</text:p>
          </table:table-cell>
          <table:table-cell table:style-name="ce1" table:formula="of:=[.F3]/[.F6]" office:value-type="float" office:value="2.14921379481031" calcext:value-type="float">
            <text:p>2.149</text:p>
          </table:table-cell>
          <table:table-cell table:style-name="ce1" table:formula="of:=[.G3]/[.G6]" office:value-type="float" office:value="1.60846505619521" calcext:value-type="float">
            <text:p>1.608</text:p>
          </table:table-cell>
          <table:table-cell table:style-name="ce1" table:formula="of:=[.H3]/[.H6]" office:value-type="float" office:value="1.40300950831197" calcext:value-type="float">
            <text:p>1.403</text:p>
          </table:table-cell>
          <table:table-cell table:style-name="ce1" table:formula="of:=[.I3]/[.I6]" office:value-type="float" office:value="1.59447663583071" calcext:value-type="float">
            <text:p>1.594</text:p>
          </table:table-cell>
          <table:table-cell table:style-name="ce1" table:formula="of:=[.J3]/[.J6]" office:value-type="float" office:value="1.50648174557901" calcext:value-type="float">
            <text:p>1.506</text:p>
          </table:table-cell>
          <table:table-cell table:style-name="ce1" table:formula="of:=[.K3]/[.K6]" office:value-type="float" office:value="1.20505151241331" calcext:value-type="float">
            <text:p>1.205</text:p>
          </table:table-cell>
          <table:table-cell table:style-name="ce1" table:formula="of:=1/(0.3+(0.7/[.E35]))" office:value-type="float" office:value="2.90909090909091" calcext:value-type="float">
            <text:p>2.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1.517" calcext:value-type="float">
            <text:p>161.517</text:p>
          </table:table-cell>
          <table:table-cell office:value-type="float" office:value="32" calcext:value-type="float">
            <text:p>32</text:p>
          </table:table-cell>
          <table:table-cell table:style-name="ce1" table:formula="of:=[.F2]/[.F7]" office:value-type="float" office:value="2.36869065149351" calcext:value-type="float">
            <text:p>2.369</text:p>
          </table:table-cell>
          <table:table-cell table:style-name="ce1" table:formula="of:=[.G2]/[.G7]" office:value-type="float" office:value="2.61293779471531" calcext:value-type="float">
            <text:p>2.613</text:p>
          </table:table-cell>
          <table:table-cell table:style-name="ce1" table:formula="of:=[.H2]/[.H7]" office:value-type="float" office:value="2.61312828050323" calcext:value-type="float">
            <text:p>2.613</text:p>
          </table:table-cell>
          <table:table-cell table:style-name="ce1" table:formula="of:=[.I2]/[.I7]" office:value-type="float" office:value="2.25601716692717" calcext:value-type="float">
            <text:p>2.256</text:p>
          </table:table-cell>
          <table:table-cell table:style-name="ce1" table:formula="of:=[.J2]/[.J7]" office:value-type="float" office:value="2.62750384019839" calcext:value-type="float">
            <text:p>2.628</text:p>
          </table:table-cell>
          <table:table-cell table:style-name="ce1" table:formula="of:=[.K2]/[.K7]" office:value-type="float" office:value="2.41729452421141" calcext:value-type="float">
            <text:p>2.417</text:p>
          </table:table-cell>
          <table:table-cell table:style-name="ce1" table:formula="of:=1/(0.3+(0.7/[.E36]))" office:value-type="float" office:value="3.10679611650485" calcext:value-type="float">
            <text:p>3.107</text:p>
          </table:table-cell>
        </table:table-row>
        <table:table-row table:style-name="ro1">
          <table:table-cell/>
          <table:table-cell table:formula="of:=[.B36]" office:value-type="float" office:value="32" calcext:value-type="float">
            <text:p>32</text:p>
          </table:table-cell>
          <table:table-cell table:formula="of:=[.C36]" office:value-type="float" office:value="1" calcext:value-type="float">
            <text:p>1</text:p>
          </table:table-cell>
          <table:table-cell table:formula="of:=AVERAGE([.D32:.D36])" office:value-type="float" office:value="180.7754" calcext:value-type="float">
            <text:p>180.7754</text:p>
          </table:table-cell>
          <table:table-cell office:value-type="float" office:value="64" calcext:value-type="float">
            <text:p>64</text:p>
          </table:table-cell>
          <table:table-cell table:style-name="ce1" table:formula="of:=[.F2]/[.F8]" office:value-type="float" office:value="2.19765618103471" calcext:value-type="float">
            <text:p>2.198</text:p>
          </table:table-cell>
          <table:table-cell table:style-name="ce1" table:formula="of:=[.G2]/[.G8]" office:value-type="float" office:value="2.62829654096525" calcext:value-type="float">
            <text:p>2.628</text:p>
          </table:table-cell>
          <table:table-cell table:style-name="ce1" table:formula="of:=[.H2]/[.H8]" office:value-type="float" office:value="2.65570326628898" calcext:value-type="float">
            <text:p>2.656</text:p>
          </table:table-cell>
          <table:table-cell table:style-name="ce1" table:formula="of:=[.I2]/[.I8]" office:value-type="float" office:value="2.66613943667792" calcext:value-type="float">
            <text:p>2.666</text:p>
          </table:table-cell>
          <table:table-cell table:style-name="ce1" table:formula="of:=[.J2]/[.J8]" office:value-type="float" office:value="2.67448607062706" calcext:value-type="float">
            <text:p>2.674</text:p>
          </table:table-cell>
          <table:table-cell table:style-name="ce1" table:formula="of:=[.K2]/[.K8]" office:value-type="float" office:value="2.68579442806884" calcext:value-type="float">
            <text:p>2.686</text:p>
          </table:table-cell>
          <table:table-cell table:style-name="ce1" table:formula="of:=1/(0.3+(0.7/[.E37]))" office:value-type="float" office:value="3.21608040201005" calcext:value-type="float">
            <text:p>3.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9.349" calcext:value-type="float">
            <text:p>159.3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9.423" calcext:value-type="float">
            <text:p>159.42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2.55" calcext:value-type="float">
            <text:p>162.5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5.107" calcext:value-type="float">
            <text:p>245.1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7.793" calcext:value-type="float">
            <text:p>247.793</text:p>
          </table:table-cell>
          <table:table-cell table:number-columns-repeated="8"/>
        </table:table-row>
        <table:table-row table:style-name="ro1">
          <table:table-cell/>
          <table:table-cell table:formula="of:=[.B42]" office:value-type="float" office:value="64" calcext:value-type="float">
            <text:p>64</text:p>
          </table:table-cell>
          <table:table-cell table:formula="of:=[.C42]" office:value-type="float" office:value="1" calcext:value-type="float">
            <text:p>1</text:p>
          </table:table-cell>
          <table:table-cell table:formula="of:=AVERAGE([.D38:.D42])" office:value-type="float" office:value="194.8444" calcext:value-type="float">
            <text:p>194.84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6.237" calcext:value-type="float">
            <text:p>426.2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6.133" calcext:value-type="float">
            <text:p>426.1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6.137" calcext:value-type="float">
            <text:p>426.1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.794" calcext:value-type="float">
            <text:p>423.7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.87" calcext:value-type="float">
            <text:p>423.87</text:p>
          </table:table-cell>
          <table:table-cell table:number-columns-repeated="8"/>
        </table:table-row>
        <table:table-row table:style-name="ro1">
          <table:table-cell/>
          <table:table-cell table:formula="of:=[.B48]" office:value-type="float" office:value="1" calcext:value-type="float">
            <text:p>1</text:p>
          </table:table-cell>
          <table:table-cell table:formula="of:=[.C48]" office:value-type="float" office:value="2" calcext:value-type="float">
            <text:p>2</text:p>
          </table:table-cell>
          <table:table-cell table:formula="of:=AVERAGE([.D44:.D48])" office:value-type="float" office:value="425.2342" calcext:value-type="float">
            <text:p>425.234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2.36" calcext:value-type="float">
            <text:p>372.3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67.464" calcext:value-type="float">
            <text:p>367.4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2.35" calcext:value-type="float">
            <text:p>332.3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5.463" calcext:value-type="float">
            <text:p>365.4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5.314" calcext:value-type="float">
            <text:p>365.314</text:p>
          </table:table-cell>
          <table:table-cell table:number-columns-repeated="8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AVERAGE([.D50:.D54])" office:value-type="float" office:value="360.5902" calcext:value-type="float">
            <text:p>360.59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9.386" calcext:value-type="float">
            <text:p>279.3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.61" calcext:value-type="float">
            <text:p>224.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.532" calcext:value-type="float">
            <text:p>224.5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3.925" calcext:value-type="float">
            <text:p>233.9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8.622" calcext:value-type="float">
            <text:p>228.622</text:p>
          </table:table-cell>
          <table:table-cell table:number-columns-repeated="8"/>
        </table:table-row>
        <table:table-row table:style-name="ro1">
          <table: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AVERAGE([.D56:.D60])" office:value-type="float" office:value="238.215" calcext:value-type="float">
            <text:p>238.2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9.728" calcext:value-type="float">
            <text:p>169.7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0.162" calcext:value-type="float">
            <text:p>230.16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8.695" calcext:value-type="float">
            <text:p>188.69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8.869" calcext:value-type="float">
            <text:p>168.86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9.583" calcext:value-type="float">
            <text:p>159.583</text:p>
          </table:table-cell>
          <table:table-cell table:number-columns-repeated="8"/>
        </table:table-row>
        <table:table-row table:style-name="ro1">
          <table:table-cell/>
          <table:table-cell table:formula="of:=[.B66]" office:value-type="float" office:value="8" calcext:value-type="float">
            <text:p>8</text:p>
          </table:table-cell>
          <table:table-cell table:formula="of:=[.C66]" office:value-type="float" office:value="2" calcext:value-type="float">
            <text:p>2</text:p>
          </table:table-cell>
          <table:table-cell table:formula="of:=AVERAGE([.D62:.D66])" office:value-type="float" office:value="183.4074" calcext:value-type="float">
            <text:p>183.407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5.79" calcext:value-type="float">
            <text:p>255.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9.595" calcext:value-type="float">
            <text:p>259.5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3.067" calcext:value-type="float">
            <text:p>173.0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9.304" calcext:value-type="float">
            <text:p>259.3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3.158" calcext:value-type="float">
            <text:p>173.158</text:p>
          </table:table-cell>
          <table:table-cell table:number-columns-repeated="8"/>
        </table:table-row>
        <table:table-row table:style-name="ro1">
          <table:table-cell/>
          <table:table-cell table:formula="of:=[.B72]" office:value-type="float" office:value="16" calcext:value-type="float">
            <text:p>16</text:p>
          </table:table-cell>
          <table:table-cell table:formula="of:=[.C72]" office:value-type="float" office:value="2" calcext:value-type="float">
            <text:p>2</text:p>
          </table:table-cell>
          <table:table-cell table:formula="of:=AVERAGE([.D68:.D72])" office:value-type="float" office:value="224.1828" calcext:value-type="float">
            <text:p>224.182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2.009" calcext:value-type="float">
            <text:p>162.00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3.305" calcext:value-type="float">
            <text:p>163.3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0.97" calcext:value-type="float">
            <text:p>160.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3.973" calcext:value-type="float">
            <text:p>163.9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3.452" calcext:value-type="float">
            <text:p>163.452</text:p>
          </table:table-cell>
          <table:table-cell table:number-columns-repeated="8"/>
        </table:table-row>
        <table:table-row table:style-name="ro1">
          <table:table-cell/>
          <table:table-cell table:formula="of:=[.B78]" office:value-type="float" office:value="32" calcext:value-type="float">
            <text:p>32</text:p>
          </table:table-cell>
          <table:table-cell table:formula="of:=[.C78]" office:value-type="float" office:value="2" calcext:value-type="float">
            <text:p>2</text:p>
          </table:table-cell>
          <table:table-cell table:formula="of:=AVERAGE([.D74:.D78])" office:value-type="float" office:value="162.7418" calcext:value-type="float">
            <text:p>162.74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1.763" calcext:value-type="float">
            <text:p>161.76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9.923" calcext:value-type="float">
            <text:p>159.92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2.053" calcext:value-type="float">
            <text:p>162.0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6.29" calcext:value-type="float">
            <text:p>166.2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8.925" calcext:value-type="float">
            <text:p>158.925</text:p>
          </table:table-cell>
          <table:table-cell table:number-columns-repeated="8"/>
        </table:table-row>
        <table:table-row table:style-name="ro1">
          <table:table-cell/>
          <table:table-cell table:formula="of:=[.B84]" office:value-type="float" office:value="64" calcext:value-type="float">
            <text:p>64</text:p>
          </table:table-cell>
          <table:table-cell table:formula="of:=[.C84]" office:value-type="float" office:value="2" calcext:value-type="float">
            <text:p>2</text:p>
          </table:table-cell>
          <table:table-cell table:formula="of:=AVERAGE([.D80:.D84])" office:value-type="float" office:value="161.7908" calcext:value-type="float">
            <text:p>161.79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6.036" calcext:value-type="float">
            <text:p>426.03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6.084" calcext:value-type="float">
            <text:p>426.0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6.233" calcext:value-type="float">
            <text:p>426.2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4.116" calcext:value-type="float">
            <text:p>424.1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3.857" calcext:value-type="float">
            <text:p>423.857</text:p>
          </table:table-cell>
          <table:table-cell table:number-columns-repeated="8"/>
        </table:table-row>
        <table:table-row table:style-name="ro1">
          <table:table-cell/>
          <table:table-cell table:formula="of:=[.B90]" office:value-type="float" office:value="1" calcext:value-type="float">
            <text:p>1</text:p>
          </table:table-cell>
          <table:table-cell table:formula="of:=[.C90]" office:value-type="float" office:value="10" calcext:value-type="float">
            <text:p>10</text:p>
          </table:table-cell>
          <table:table-cell table:formula="of:=AVERAGE([.D86:.D90])" office:value-type="float" office:value="425.2652" calcext:value-type="float">
            <text:p>425.265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5.053" calcext:value-type="float">
            <text:p>315.0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5.126" calcext:value-type="float">
            <text:p>315.1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5.171" calcext:value-type="float">
            <text:p>315.1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.551" calcext:value-type="float">
            <text:p>313.5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.752" calcext:value-type="float">
            <text:p>313.752</text:p>
          </table:table-cell>
          <table:table-cell table:number-columns-repeated="8"/>
        </table:table-row>
        <table:table-row table:style-name="ro1">
          <table: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0" calcext:value-type="float">
            <text:p>10</text:p>
          </table:table-cell>
          <table:table-cell table:formula="of:=AVERAGE([.D92:.D96])" office:value-type="float" office:value="314.5306" calcext:value-type="float">
            <text:p>314.530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8.911" calcext:value-type="float">
            <text:p>258.9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9.443" calcext:value-type="float">
            <text:p>239.44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8.892" calcext:value-type="float">
            <text:p>258.8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8.348" calcext:value-type="float">
            <text:p>238.3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4.239" calcext:value-type="float">
            <text:p>234.239</text:p>
          </table:table-cell>
          <table:table-cell table:number-columns-repeated="8"/>
        </table:table-row>
        <table:table-row table:style-name="ro1">
          <table:table-cell/>
          <table:table-cell table:formula="of:=[.B102]" office:value-type="float" office:value="4" calcext:value-type="float">
            <text:p>4</text:p>
          </table:table-cell>
          <table:table-cell table:formula="of:=[.C102]" office:value-type="float" office:value="10" calcext:value-type="float">
            <text:p>10</text:p>
          </table:table-cell>
          <table:table-cell table:formula="of:=AVERAGE([.D98:.D102])" office:value-type="float" office:value="245.9666" calcext:value-type="float">
            <text:p>245.96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9.016" calcext:value-type="float">
            <text:p>229.0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6.329" calcext:value-type="float">
            <text:p>246.3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1.421" calcext:value-type="float">
            <text:p>221.4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.12" calcext:value-type="float">
            <text:p>160.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.982" calcext:value-type="float">
            <text:p>180.982</text:p>
          </table:table-cell>
          <table:table-cell table:number-columns-repeated="8"/>
        </table:table-row>
        <table:table-row table:style-name="ro1">
          <table:table-cell/>
          <table:table-cell table:formula="of:=[.B108]" office:value-type="float" office:value="8" calcext:value-type="float">
            <text:p>8</text:p>
          </table:table-cell>
          <table:table-cell table:formula="of:=[.C108]" office:value-type="float" office:value="10" calcext:value-type="float">
            <text:p>10</text:p>
          </table:table-cell>
          <table:table-cell table:formula="of:=AVERAGE([.D104:.D108])" office:value-type="float" office:value="207.5736" calcext:value-type="float">
            <text:p>207.57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9.937" calcext:value-type="float">
            <text:p>189.9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9.131" calcext:value-type="float">
            <text:p>169.1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0.367" calcext:value-type="float">
            <text:p>170.3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9.294" calcext:value-type="float">
            <text:p>169.2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7.031" calcext:value-type="float">
            <text:p>267.031</text:p>
          </table:table-cell>
          <table:table-cell table:number-columns-repeated="8"/>
        </table:table-row>
        <table:table-row table:style-name="ro1">
          <table:table-cell/>
          <table:table-cell table:formula="of:=[.B114]" office:value-type="float" office:value="16" calcext:value-type="float">
            <text:p>16</text:p>
          </table:table-cell>
          <table:table-cell table:formula="of:=[.C114]" office:value-type="float" office:value="10" calcext:value-type="float">
            <text:p>10</text:p>
          </table:table-cell>
          <table:table-cell table:formula="of:=AVERAGE([.D110:.D114])" office:value-type="float" office:value="193.152" calcext:value-type="float">
            <text:p>193.15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4.455" calcext:value-type="float">
            <text:p>164.4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2.795" calcext:value-type="float">
            <text:p>252.7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2.432" calcext:value-type="float">
            <text:p>252.4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2.37" calcext:value-type="float">
            <text:p>252.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2.526" calcext:value-type="float">
            <text:p>162.526</text:p>
          </table:table-cell>
          <table:table-cell table:number-columns-repeated="8"/>
        </table:table-row>
        <table:table-row table:style-name="ro1">
          <table:table-cell/>
          <table:table-cell table:formula="of:=[.B120]" office:value-type="float" office:value="32" calcext:value-type="float">
            <text:p>32</text:p>
          </table:table-cell>
          <table:table-cell table:formula="of:=[.C120]" office:value-type="float" office:value="10" calcext:value-type="float">
            <text:p>10</text:p>
          </table:table-cell>
          <table:table-cell table:formula="of:=AVERAGE([.D116:.D120])" office:value-type="float" office:value="216.9156" calcext:value-type="float">
            <text:p>216.915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8.143" calcext:value-type="float">
            <text:p>158.1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8.811" calcext:value-type="float">
            <text:p>158.8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8.614" calcext:value-type="float">
            <text:p>158.6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8.533" calcext:value-type="float">
            <text:p>158.5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6.563" calcext:value-type="float">
            <text:p>166.563</text:p>
          </table:table-cell>
          <table:table-cell table:number-columns-repeated="8"/>
        </table:table-row>
        <table:table-row table:style-name="ro1">
          <table:table-cell/>
          <table:table-cell table:formula="of:=[.B126]" office:value-type="float" office:value="64" calcext:value-type="float">
            <text:p>64</text:p>
          </table:table-cell>
          <table:table-cell table:formula="of:=[.C126]" office:value-type="float" office:value="10" calcext:value-type="float">
            <text:p>10</text:p>
          </table:table-cell>
          <table:table-cell table:formula="of:=AVERAGE([.D122:.D126])" office:value-type="float" office:value="160.1328" calcext:value-type="float">
            <text:p>160.13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6.226" calcext:value-type="float">
            <text:p>426.2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6.496" calcext:value-type="float">
            <text:p>426.4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6.2" calcext:value-type="float">
            <text:p>426.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3.952" calcext:value-type="float">
            <text:p>423.9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6.073" calcext:value-type="float">
            <text:p>426.073</text:p>
          </table:table-cell>
          <table:table-cell table:number-columns-repeated="8"/>
        </table:table-row>
        <table:table-row table:style-name="ro1">
          <table:table-cell/>
          <table:table-cell table:formula="of:=[.B132]" office:value-type="float" office:value="1" calcext:value-type="float">
            <text:p>1</text:p>
          </table:table-cell>
          <table:table-cell table:formula="of:=[.C132]" office:value-type="float" office:value="25" calcext:value-type="float">
            <text:p>25</text:p>
          </table:table-cell>
          <table:table-cell table:formula="of:=AVERAGE([.D128:.D132])" office:value-type="float" office:value="425.7894" calcext:value-type="float">
            <text:p>425.789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9.702" calcext:value-type="float">
            <text:p>329.70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30.195" calcext:value-type="float">
            <text:p>330.1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9.85" calcext:value-type="float">
            <text:p>329.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8.065" calcext:value-type="float">
            <text:p>328.0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9.099" calcext:value-type="float">
            <text:p>329.099</text:p>
          </table:table-cell>
          <table:table-cell table:number-columns-repeated="8"/>
        </table:table-row>
        <table:table-row table:style-name="ro1">
          <table:table-cell/>
          <table:table-cell table:formula="of:=[.B138]" office:value-type="float" office:value="2" calcext:value-type="float">
            <text:p>2</text:p>
          </table:table-cell>
          <table:table-cell table:formula="of:=[.C138]" office:value-type="float" office:value="25" calcext:value-type="float">
            <text:p>25</text:p>
          </table:table-cell>
          <table:table-cell table:formula="of:=AVERAGE([.D134:.D138])" office:value-type="float" office:value="329.3822" calcext:value-type="float">
            <text:p>329.38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54.484" calcext:value-type="float">
            <text:p>254.48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53.755" calcext:value-type="float">
            <text:p>253.75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7.34" calcext:value-type="float">
            <text:p>287.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53.472" calcext:value-type="float">
            <text:p>253.4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5.212" calcext:value-type="float">
            <text:p>245.212</text:p>
          </table:table-cell>
          <table:table-cell table:number-columns-repeated="8"/>
        </table:table-row>
        <table:table-row table:style-name="ro1">
          <table: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25" calcext:value-type="float">
            <text:p>25</text:p>
          </table:table-cell>
          <table:table-cell table:formula="of:=AVERAGE([.D140:.D144])" office:value-type="float" office:value="258.8526" calcext:value-type="float">
            <text:p>258.852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4.518" calcext:value-type="float">
            <text:p>234.51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9.807" calcext:value-type="float">
            <text:p>239.8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3.156" calcext:value-type="float">
            <text:p>283.1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9.041" calcext:value-type="float">
            <text:p>169.0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41.852" calcext:value-type="float">
            <text:p>241.852</text:p>
          </table:table-cell>
          <table:table-cell table:number-columns-repeated="8"/>
        </table:table-row>
        <table:table-row table:style-name="ro1">
          <table:table-cell/>
          <table:table-cell table:formula="of:=[.B150]" office:value-type="float" office:value="8" calcext:value-type="float">
            <text:p>8</text:p>
          </table:table-cell>
          <table:table-cell table:formula="of:=[.C150]" office:value-type="float" office:value="25" calcext:value-type="float">
            <text:p>25</text:p>
          </table:table-cell>
          <table:table-cell table:formula="of:=AVERAGE([.D146:.D150])" office:value-type="float" office:value="233.6748" calcext:value-type="float">
            <text:p>233.674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1.186" calcext:value-type="float">
            <text:p>201.1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1.046" calcext:value-type="float">
            <text:p>201.04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1.21" calcext:value-type="float">
            <text:p>201.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8.341" calcext:value-type="float">
            <text:p>238.3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1.102" calcext:value-type="float">
            <text:p>191.102</text:p>
          </table:table-cell>
          <table:table-cell table:number-columns-repeated="8"/>
        </table:table-row>
        <table:table-row table:style-name="ro1">
          <table:table-cell/>
          <table:table-cell table:formula="of:=[.B156]" office:value-type="float" office:value="16" calcext:value-type="float">
            <text:p>16</text:p>
          </table:table-cell>
          <table:table-cell table:formula="of:=[.C156]" office:value-type="float" office:value="25" calcext:value-type="float">
            <text:p>25</text:p>
          </table:table-cell>
          <table:table-cell table:formula="of:=AVERAGE([.D152:.D156])" office:value-type="float" office:value="206.577" calcext:value-type="float">
            <text:p>206.57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4.68" calcext:value-type="float">
            <text:p>164.6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4.816" calcext:value-type="float">
            <text:p>164.81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5.683" calcext:value-type="float">
            <text:p>225.6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2.564" calcext:value-type="float">
            <text:p>162.5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5.932" calcext:value-type="float">
            <text:p>225.932</text:p>
          </table:table-cell>
          <table:table-cell table:number-columns-repeated="8"/>
        </table:table-row>
        <table:table-row table:style-name="ro1">
          <table:table-cell/>
          <table:table-cell table:formula="of:=[.B162]" office:value-type="float" office:value="32" calcext:value-type="float">
            <text:p>32</text:p>
          </table:table-cell>
          <table:table-cell table:formula="of:=[.C162]" office:value-type="float" office:value="25" calcext:value-type="float">
            <text:p>25</text:p>
          </table:table-cell>
          <table:table-cell table:formula="of:=AVERAGE([.D158:.D162])" office:value-type="float" office:value="188.735" calcext:value-type="float">
            <text:p>188.73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9.566" calcext:value-type="float">
            <text:p>159.56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9.739" calcext:value-type="float">
            <text:p>159.73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9.064" calcext:value-type="float">
            <text:p>159.0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61.025" calcext:value-type="float">
            <text:p>161.0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9.119" calcext:value-type="float">
            <text:p>159.119</text:p>
          </table:table-cell>
          <table:table-cell table:number-columns-repeated="8"/>
        </table:table-row>
        <table:table-row table:style-name="ro1">
          <table:table-cell/>
          <table:table-cell table:formula="of:=[.B168]" office:value-type="float" office:value="64" calcext:value-type="float">
            <text:p>64</text:p>
          </table:table-cell>
          <table:table-cell table:formula="of:=[.C168]" office:value-type="float" office:value="25" calcext:value-type="float">
            <text:p>25</text:p>
          </table:table-cell>
          <table:table-cell table:formula="of:=AVERAGE([.D164:.D168])" office:value-type="float" office:value="159.7026" calcext:value-type="float">
            <text:p>159.70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5.966" calcext:value-type="float">
            <text:p>425.96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6.053" calcext:value-type="float">
            <text:p>426.05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6.326" calcext:value-type="float">
            <text:p>426.3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5.157" calcext:value-type="float">
            <text:p>425.1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6.103" calcext:value-type="float">
            <text:p>426.103</text:p>
          </table:table-cell>
          <table:table-cell table:number-columns-repeated="8"/>
        </table:table-row>
        <table:table-row table:style-name="ro1">
          <table:table-cell/>
          <table:table-cell table:formula="of:=[.B174]" office:value-type="float" office:value="1" calcext:value-type="float">
            <text:p>1</text:p>
          </table:table-cell>
          <table:table-cell table:formula="of:=[.C174]" office:value-type="float" office:value="50" calcext:value-type="float">
            <text:p>50</text:p>
          </table:table-cell>
          <table:table-cell table:formula="of:=AVERAGE([.D170:.D174])" office:value-type="float" office:value="425.921" calcext:value-type="float">
            <text:p>425.92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6.223" calcext:value-type="float">
            <text:p>296.2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6.751" calcext:value-type="float">
            <text:p>296.7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6.333" calcext:value-type="float">
            <text:p>296.3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4.764" calcext:value-type="float">
            <text:p>294.7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4.812" calcext:value-type="float">
            <text:p>294.812</text:p>
          </table:table-cell>
          <table:table-cell table:number-columns-repeated="8"/>
        </table:table-row>
        <table:table-row table:style-name="ro1">
          <table: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50" calcext:value-type="float">
            <text:p>50</text:p>
          </table:table-cell>
          <table:table-cell table:formula="of:=AVERAGE([.D176:.D180])" office:value-type="float" office:value="295.7766" calcext:value-type="float">
            <text:p>295.77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6.516" calcext:value-type="float">
            <text:p>206.5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63.495" calcext:value-type="float">
            <text:p>263.4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6.516" calcext:value-type="float">
            <text:p>206.5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63.407" calcext:value-type="float">
            <text:p>263.4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6.445" calcext:value-type="float">
            <text:p>206.445</text:p>
          </table:table-cell>
          <table:table-cell table:number-columns-repeated="8"/>
        </table:table-row>
        <table:table-row table:style-name="ro1">
          <table:table-cell/>
          <table:table-cell table:formula="of:=[.B186]" office:value-type="float" office:value="4" calcext:value-type="float">
            <text:p>4</text:p>
          </table:table-cell>
          <table:table-cell table:formula="of:=[.C186]" office:value-type="float" office:value="50" calcext:value-type="float">
            <text:p>50</text:p>
          </table:table-cell>
          <table:table-cell table:formula="of:=AVERAGE([.D182:.D186])" office:value-type="float" office:value="229.2758" calcext:value-type="float">
            <text:p>229.275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59.433" calcext:value-type="float">
            <text:p>159.4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5.963" calcext:value-type="float">
            <text:p>175.9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9.001" calcext:value-type="float">
            <text:p>209.00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4.362" calcext:value-type="float">
            <text:p>164.3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5.306" calcext:value-type="float">
            <text:p>235.306</text:p>
          </table:table-cell>
          <table:table-cell table:number-columns-repeated="8"/>
        </table:table-row>
        <table:table-row table:style-name="ro1">
          <table:table-cell/>
          <table:table-cell table:formula="of:=[.B192]" office:value-type="float" office:value="8" calcext:value-type="float">
            <text:p>8</text:p>
          </table:table-cell>
          <table:table-cell table:formula="of:=[.C192]" office:value-type="float" office:value="50" calcext:value-type="float">
            <text:p>50</text:p>
          </table:table-cell>
          <table:table-cell table:formula="of:=AVERAGE([.D188:.D192])" office:value-type="float" office:value="188.813" calcext:value-type="float">
            <text:p>188.8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7.619" calcext:value-type="float">
            <text:p>197.61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7.527" calcext:value-type="float">
            <text:p>197.5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1.292" calcext:value-type="float">
            <text:p>191.2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7.458" calcext:value-type="float">
            <text:p>197.45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7.784" calcext:value-type="float">
            <text:p>197.784</text:p>
          </table:table-cell>
          <table:table-cell table:number-columns-repeated="8"/>
        </table:table-row>
        <table:table-row table:style-name="ro1">
          <table:table-cell/>
          <table:table-cell table:formula="of:=[.B198]" office:value-type="float" office:value="16" calcext:value-type="float">
            <text:p>16</text:p>
          </table:table-cell>
          <table:table-cell table:formula="of:=[.C198]" office:value-type="float" office:value="50" calcext:value-type="float">
            <text:p>50</text:p>
          </table:table-cell>
          <table:table-cell table:formula="of:=AVERAGE([.D194:.D198])" office:value-type="float" office:value="196.336" calcext:value-type="float">
            <text:p>196.3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2.616" calcext:value-type="float">
            <text:p>162.6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2.23" calcext:value-type="float">
            <text:p>162.2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0.841" calcext:value-type="float">
            <text:p>160.8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1.291" calcext:value-type="float">
            <text:p>161.2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3.527" calcext:value-type="float">
            <text:p>163.527</text:p>
          </table:table-cell>
          <table:table-cell table:number-columns-repeated="8"/>
        </table:table-row>
        <table:table-row table:style-name="ro1">
          <table:table-cell/>
          <table:table-cell table:formula="of:=[.B204]" office:value-type="float" office:value="32" calcext:value-type="float">
            <text:p>32</text:p>
          </table:table-cell>
          <table:table-cell table:formula="of:=[.C204]" office:value-type="float" office:value="50" calcext:value-type="float">
            <text:p>50</text:p>
          </table:table-cell>
          <table:table-cell table:formula="of:=AVERAGE([.D200:.D204])" office:value-type="float" office:value="162.101" calcext:value-type="float">
            <text:p>162.10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9.523" calcext:value-type="float">
            <text:p>159.5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8.63" calcext:value-type="float">
            <text:p>158.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60.41" calcext:value-type="float">
            <text:p>160.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9.48" calcext:value-type="float">
            <text:p>159.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8.224" calcext:value-type="float">
            <text:p>158.224</text:p>
          </table:table-cell>
          <table:table-cell table:number-columns-repeated="8"/>
        </table:table-row>
        <table:table-row table:style-name="ro1">
          <table:table-cell/>
          <table:table-cell table:formula="of:=[.B210]" office:value-type="float" office:value="64" calcext:value-type="float">
            <text:p>64</text:p>
          </table:table-cell>
          <table:table-cell table:formula="of:=[.C210]" office:value-type="float" office:value="50" calcext:value-type="float">
            <text:p>50</text:p>
          </table:table-cell>
          <table:table-cell table:formula="of:=AVERAGE([.D206:.D210])" office:value-type="float" office:value="159.2534" calcext:value-type="float">
            <text:p>159.25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42.549" calcext:value-type="float">
            <text:p>442.5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6.329" calcext:value-type="float">
            <text:p>426.3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6.261" calcext:value-type="float">
            <text:p>426.2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4.199" calcext:value-type="float">
            <text:p>424.1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7.396" calcext:value-type="float">
            <text:p>427.396</text:p>
          </table:table-cell>
          <table:table-cell table:number-columns-repeated="8"/>
        </table:table-row>
        <table:table-row table:style-name="ro1">
          <table:table-cell/>
          <table:table-cell table:formula="of:=[.B216]" office:value-type="float" office:value="1" calcext:value-type="float">
            <text:p>1</text:p>
          </table:table-cell>
          <table:table-cell table:formula="of:=[.C216]" office:value-type="float" office:value="100" calcext:value-type="float">
            <text:p>100</text:p>
          </table:table-cell>
          <table:table-cell table:formula="of:=AVERAGE([.D212:.D216])" office:value-type="float" office:value="429.3468" calcext:value-type="float">
            <text:p>429.34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3.399" calcext:value-type="float">
            <text:p>283.3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3.25" calcext:value-type="float">
            <text:p>283.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3.506" calcext:value-type="float">
            <text:p>283.5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2.42" calcext:value-type="float">
            <text:p>282.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2.376" calcext:value-type="float">
            <text:p>282.376</text:p>
          </table:table-cell>
          <table:table-cell table:number-columns-repeated="8"/>
        </table:table-row>
        <table:table-row table:style-name="ro1">
          <table:table-cell/>
          <table:table-cell table:formula="of:=[.B222]" office:value-type="float" office:value="2" calcext:value-type="float">
            <text:p>2</text:p>
          </table:table-cell>
          <table:table-cell table:formula="of:=[.C222]" office:value-type="float" office:value="100" calcext:value-type="float">
            <text:p>100</text:p>
          </table:table-cell>
          <table:table-cell table:formula="of:=AVERAGE([.D218:.D222])" office:value-type="float" office:value="282.9902" calcext:value-type="float">
            <text:p>282.99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1.489" calcext:value-type="float">
            <text:p>251.4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1.394" calcext:value-type="float">
            <text:p>231.3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1.818" calcext:value-type="float">
            <text:p>231.8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2.164" calcext:value-type="float">
            <text:p>232.1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1.834" calcext:value-type="float">
            <text:p>231.834</text:p>
          </table:table-cell>
          <table:table-cell table:number-columns-repeated="8"/>
        </table:table-row>
        <table:table-row table:style-name="ro1">
          <table: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100" calcext:value-type="float">
            <text:p>100</text:p>
          </table:table-cell>
          <table:table-cell table:formula="of:=AVERAGE([.D224:.D228])" office:value-type="float" office:value="235.7398" calcext:value-type="float">
            <text:p>235.73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01.05" calcext:value-type="float">
            <text:p>301.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30.085" calcext:value-type="float">
            <text:p>230.0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4.143" calcext:value-type="float">
            <text:p>274.1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30.376" calcext:value-type="float">
            <text:p>230.3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6.582" calcext:value-type="float">
            <text:p>276.582</text:p>
          </table:table-cell>
          <table:table-cell table:number-columns-repeated="8"/>
        </table:table-row>
        <table:table-row table:style-name="ro1">
          <table:table-cell/>
          <table:table-cell table:formula="of:=[.B234]" office:value-type="float" office:value="8" calcext:value-type="float">
            <text:p>8</text:p>
          </table:table-cell>
          <table:table-cell table:formula="of:=[.C234]" office:value-type="float" office:value="100" calcext:value-type="float">
            <text:p>100</text:p>
          </table:table-cell>
          <table:table-cell table:formula="of:=AVERAGE([.D230:.D234])" office:value-type="float" office:value="262.4472" calcext:value-type="float">
            <text:p>262.447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0.09" calcext:value-type="float">
            <text:p>250.0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49.84" calcext:value-type="float">
            <text:p>249.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0.16" calcext:value-type="float">
            <text:p>250.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74.114" calcext:value-type="float">
            <text:p>174.1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49.979" calcext:value-type="float">
            <text:p>249.979</text:p>
          </table:table-cell>
          <table:table-cell table:number-columns-repeated="8"/>
        </table:table-row>
        <table:table-row table:style-name="ro1">
          <table:table-cell/>
          <table:table-cell table:formula="of:=[.B240]" office:value-type="float" office:value="16" calcext:value-type="float">
            <text:p>16</text:p>
          </table:table-cell>
          <table:table-cell table:formula="of:=[.C240]" office:value-type="float" office:value="100" calcext:value-type="float">
            <text:p>100</text:p>
          </table:table-cell>
          <table:table-cell table:formula="of:=AVERAGE([.D236:.D240])" office:value-type="float" office:value="234.8366" calcext:value-type="float">
            <text:p>234.83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3.775" calcext:value-type="float">
            <text:p>163.7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3.984" calcext:value-type="float">
            <text:p>163.9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9.769" calcext:value-type="float">
            <text:p>169.7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26.622" calcext:value-type="float">
            <text:p>226.6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3.923" calcext:value-type="float">
            <text:p>163.923</text:p>
          </table:table-cell>
          <table:table-cell table:number-columns-repeated="8"/>
        </table:table-row>
        <table:table-row table:style-name="ro1">
          <table:table-cell/>
          <table:table-cell table:formula="of:=[.B246]" office:value-type="float" office:value="32" calcext:value-type="float">
            <text:p>32</text:p>
          </table:table-cell>
          <table:table-cell table:formula="of:=[.C246]" office:value-type="float" office:value="100" calcext:value-type="float">
            <text:p>100</text:p>
          </table:table-cell>
          <table:table-cell table:formula="of:=AVERAGE([.D242:.D246])" office:value-type="float" office:value="177.6146" calcext:value-type="float">
            <text:p>177.61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0.798" calcext:value-type="float">
            <text:p>160.7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8.79" calcext:value-type="float">
            <text:p>158.7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0.137" calcext:value-type="float">
            <text:p>160.1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9.969" calcext:value-type="float">
            <text:p>159.96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9.598" calcext:value-type="float">
            <text:p>159.598</text:p>
          </table:table-cell>
          <table:table-cell table:number-columns-repeated="8"/>
        </table:table-row>
        <table:table-row table:style-name="ro1">
          <table:table-cell/>
          <table:table-cell table:formula="of:=[.B252]" office:value-type="float" office:value="64" calcext:value-type="float">
            <text:p>64</text:p>
          </table:table-cell>
          <table:table-cell table:formula="of:=[.C252]" office:value-type="float" office:value="100" calcext:value-type="float">
            <text:p>100</text:p>
          </table:table-cell>
          <table:table-cell table:formula="of:=AVERAGE([.D248:.D252])" office:value-type="float" office:value="159.8584" calcext:value-type="float">
            <text:p>159.8584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dyn_pkt.A1:dyn_pkt.D252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8:08:16.268751104</dc:date>
    <meta:editing-duration>PT7M6S</meta:editing-duration>
    <meta:editing-cycles>1</meta:editing-cycles>
    <meta:document-statistic meta:table-count="1" meta:cell-count="1090" meta:object-count="2"/>
    <meta:generator>LibreOffice/7.1.8.1$Linux_X86_64 LibreOffice_project/1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Kinnari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Kinna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Kinna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58cm" svg:height="9cm" xlink:href=".." xlink:type="simple" chart:class="chart:line" chart:style-name="ch1">
        <chart:legend chart:legend-position="bottom" svg:x="0cm" svg:y="8.16cm" style:legend-expansion="custom" svg:width="15.658cm" svg:height="0.61cm" style:legend-expansion-aspect-ratio="25.6688524590164" chart:style-name="ch2"/>
        <chart:plot-area chart:style-name="ch3" table:cell-range-address="dyn_pkt.E1:dyn_pkt.K8" chart:data-source-has-labels="both" svg:x="0.967cm" svg:y="0.178cm" svg:width="14.378cm" svg:height="7.111cm">
          <chart:coordinate-region svg:x="1.774cm" svg:y="0.483cm" svg:width="13.384cm" svg:height="5.947cm"/>
          <chart:axis chart:dimension="x" chart:name="primary-x" chart:style-name="ch4" chartooo:axis-type="auto">
            <chartooo:date-scale/>
            <chart:title svg:x="7.411cm" svg:y="7.469cm" chart:style-name="ch5">
              <text:p>Processors</text:p>
            </chart:title>
            <chart:categories table:cell-range-address="dyn_pkt.E2:dyn_pkt.E8"/>
          </chart:axis>
          <chart:axis chart:dimension="y" chart:name="primary-y" chart:style-name="ch6">
            <chart:title svg:x="0cm" svg:y="4.809cm" chart:style-name="ch7">
              <text:p>Execution TIme</text:p>
            </chart:title>
            <chart:grid chart:style-name="ch8" chart:class="major"/>
          </chart:axis>
          <chart:series chart:style-name="ch9" chart:values-cell-range-address="dyn_pkt.F2:dyn_pkt.F8" chart:label-cell-address="dyn_pkt.F1:dyn_pkt.F1" chart:class="chart:line">
            <chart:data-point chart:repeated="7"/>
          </chart:series>
          <chart:series chart:style-name="ch10" chart:values-cell-range-address="dyn_pkt.G2:dyn_pkt.G8" chart:label-cell-address="dyn_pkt.G1:dyn_pkt.G1" chart:class="chart:line">
            <chart:data-point chart:repeated="7"/>
          </chart:series>
          <chart:series chart:style-name="ch11" chart:values-cell-range-address="dyn_pkt.H2:dyn_pkt.H8" chart:label-cell-address="dyn_pkt.H1:dyn_pkt.H1" chart:class="chart:line">
            <chart:data-point chart:repeated="7"/>
          </chart:series>
          <chart:series chart:style-name="ch12" chart:values-cell-range-address="dyn_pkt.I2:dyn_pkt.I8" chart:label-cell-address="dyn_pkt.I1:dyn_pkt.I1" chart:class="chart:line">
            <chart:data-point chart:repeated="7"/>
          </chart:series>
          <chart:series chart:style-name="ch13" chart:values-cell-range-address="dyn_pkt.J2:dyn_pkt.J8" chart:label-cell-address="dyn_pkt.J1:dyn_pkt.J1" chart:class="chart:line">
            <chart:data-point chart:repeated="7"/>
          </chart:series>
          <chart:series chart:style-name="ch14" chart:values-cell-range-address="dyn_pkt.K2:dyn_pkt.K8" chart:label-cell-address="dyn_pkt.K1:dyn_pkt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dyn_pkt.F1:dyn_pkt.F1</svg:desc>
                </draw:g>
              </table:table-cell>
              <table:table-cell office:value-type="string">
                <text:p>2</text:p>
                <draw:g>
                  <svg:desc>dyn_pkt.G1:dyn_pkt.G1</svg:desc>
                </draw:g>
              </table:table-cell>
              <table:table-cell office:value-type="string">
                <text:p>10</text:p>
                <draw:g>
                  <svg:desc>dyn_pkt.H1:dyn_pkt.H1</svg:desc>
                </draw:g>
              </table:table-cell>
              <table:table-cell office:value-type="string">
                <text:p>25</text:p>
                <draw:g>
                  <svg:desc>dyn_pkt.I1:dyn_pkt.I1</svg:desc>
                </draw:g>
              </table:table-cell>
              <table:table-cell office:value-type="string">
                <text:p>50</text:p>
                <draw:g>
                  <svg:desc>dyn_pkt.J1:dyn_pkt.J1</svg:desc>
                </draw:g>
              </table:table-cell>
              <table:table-cell office:value-type="string">
                <text:p>100</text:p>
                <draw:g>
                  <svg:desc>dyn_pkt.K1:dyn_pkt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yn_pkt.E2:dyn_pkt.E8</svg:desc>
                </draw:g>
              </table:table-cell>
              <table:table-cell office:value-type="float" office:value="428.201">
                <text:p>428.201</text:p>
                <draw:g>
                  <svg:desc>dyn_pkt.F2:dyn_pkt.F8</svg:desc>
                </draw:g>
              </table:table-cell>
              <table:table-cell office:value-type="float" office:value="425.2342">
                <text:p>425.2342</text:p>
                <draw:g>
                  <svg:desc>dyn_pkt.G2:dyn_pkt.G8</svg:desc>
                </draw:g>
              </table:table-cell>
              <table:table-cell office:value-type="float" office:value="425.2652">
                <text:p>425.2652</text:p>
                <draw:g>
                  <svg:desc>dyn_pkt.H2:dyn_pkt.H8</svg:desc>
                </draw:g>
              </table:table-cell>
              <table:table-cell office:value-type="float" office:value="425.7894">
                <text:p>425.7894</text:p>
                <draw:g>
                  <svg:desc>dyn_pkt.I2:dyn_pkt.I8</svg:desc>
                </draw:g>
              </table:table-cell>
              <table:table-cell office:value-type="float" office:value="425.921">
                <text:p>425.921</text:p>
                <draw:g>
                  <svg:desc>dyn_pkt.J2:dyn_pkt.J8</svg:desc>
                </draw:g>
              </table:table-cell>
              <table:table-cell office:value-type="float" office:value="429.3468">
                <text:p>429.3468</text:p>
                <draw:g>
                  <svg:desc>dyn_pkt.K2:dyn_pkt.K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8.196">
                <text:p>368.196</text:p>
              </table:table-cell>
              <table:table-cell office:value-type="float" office:value="360.5902">
                <text:p>360.5902</text:p>
              </table:table-cell>
              <table:table-cell office:value-type="float" office:value="314.5306">
                <text:p>314.5306</text:p>
              </table:table-cell>
              <table:table-cell office:value-type="float" office:value="329.3822">
                <text:p>329.3822</text:p>
              </table:table-cell>
              <table:table-cell office:value-type="float" office:value="295.7766">
                <text:p>295.7766</text:p>
              </table:table-cell>
              <table:table-cell office:value-type="float" office:value="282.9902">
                <text:p>282.99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2.962">
                <text:p>242.962</text:p>
              </table:table-cell>
              <table:table-cell office:value-type="float" office:value="238.215">
                <text:p>238.215</text:p>
              </table:table-cell>
              <table:table-cell office:value-type="float" office:value="245.9666">
                <text:p>245.9666</text:p>
              </table:table-cell>
              <table:table-cell office:value-type="float" office:value="258.8526">
                <text:p>258.8526</text:p>
              </table:table-cell>
              <table:table-cell office:value-type="float" office:value="229.2758">
                <text:p>229.2758</text:p>
              </table:table-cell>
              <table:table-cell office:value-type="float" office:value="235.7398">
                <text:p>235.7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9.6004">
                <text:p>209.6004</text:p>
              </table:table-cell>
              <table:table-cell office:value-type="float" office:value="183.4074">
                <text:p>183.4074</text:p>
              </table:table-cell>
              <table:table-cell office:value-type="float" office:value="207.5736">
                <text:p>207.5736</text:p>
              </table:table-cell>
              <table:table-cell office:value-type="float" office:value="233.6748">
                <text:p>233.6748</text:p>
              </table:table-cell>
              <table:table-cell office:value-type="float" office:value="188.813">
                <text:p>188.813</text:p>
              </table:table-cell>
              <table:table-cell office:value-type="float" office:value="262.4472">
                <text:p>262.44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1.3166">
                <text:p>171.3166</text:p>
              </table:table-cell>
              <table:table-cell office:value-type="float" office:value="224.1828">
                <text:p>224.1828</text:p>
              </table:table-cell>
              <table:table-cell office:value-type="float" office:value="224.1828">
                <text:p>224.1828</text:p>
              </table:table-cell>
              <table:table-cell office:value-type="float" office:value="206.577">
                <text:p>206.577</text:p>
              </table:table-cell>
              <table:table-cell office:value-type="float" office:value="196.336">
                <text:p>196.336</text:p>
              </table:table-cell>
              <table:table-cell office:value-type="float" office:value="234.8366">
                <text:p>234.83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0.7754">
                <text:p>180.7754</text:p>
              </table:table-cell>
              <table:table-cell office:value-type="float" office:value="162.7418">
                <text:p>162.7418</text:p>
              </table:table-cell>
              <table:table-cell office:value-type="float" office:value="162.7418">
                <text:p>162.7418</text:p>
              </table:table-cell>
              <table:table-cell office:value-type="float" office:value="188.735">
                <text:p>188.735</text:p>
              </table:table-cell>
              <table:table-cell office:value-type="float" office:value="162.101">
                <text:p>162.101</text:p>
              </table:table-cell>
              <table:table-cell office:value-type="float" office:value="177.6146">
                <text:p>177.61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4.8444">
                <text:p>194.8444</text:p>
              </table:table-cell>
              <table:table-cell office:value-type="float" office:value="161.7908">
                <text:p>161.7908</text:p>
              </table:table-cell>
              <table:table-cell office:value-type="float" office:value="160.1328">
                <text:p>160.1328</text:p>
              </table:table-cell>
              <table:table-cell office:value-type="float" office:value="159.7026">
                <text:p>159.7026</text:p>
              </table:table-cell>
              <table:table-cell office:value-type="float" office:value="159.2534">
                <text:p>159.2534</text:p>
              </table:table-cell>
              <table:table-cell office:value-type="float" office:value="159.8584">
                <text:p>159.8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Kinnari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Kinnari" style:font-style-name="Regular" fo:font-size="9pt" style:font-size-asian="9pt" style:font-size-complex="9pt"/>
    </style:style>
    <style:style style:name="ch6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Kinna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0cm" svg:y="7.479cm" style:legend-expansion="custom" svg:width="15.999cm" svg:height="1.52cm" style:legend-expansion-aspect-ratio="10.5256578947368" chart:style-name="ch2"/>
        <chart:plot-area chart:style-name="ch3" table:cell-range-address="dyn_pkt.E30:dyn_pkt.L37" chart:data-source-has-labels="both" svg:x="0.989cm" svg:y="0.179cm" svg:width="14.685cm" svg:height="6.952cm">
          <chart:coordinate-region svg:x="2.06cm" svg:y="0.484cm" svg:width="13.427cm" svg:height="5.788cm"/>
          <chart:axis chart:dimension="x" chart:name="primary-x" chart:style-name="ch4" chartooo:axis-type="auto">
            <chartooo:date-scale/>
            <chart:title svg:x="7.586cm" svg:y="7.311cm" chart:style-name="ch5">
              <text:p>Processors</text:p>
            </chart:title>
            <chart:categories table:cell-range-address="dyn_pkt.E31:dyn_pkt.E37"/>
          </chart:axis>
          <chart:axis chart:dimension="y" chart:name="primary-y" chart:style-name="ch6">
            <chart:title svg:x="0cm" svg:y="4.255cm" chart:style-name="ch7">
              <text:p>Speedup</text:p>
            </chart:title>
            <chart:grid chart:style-name="ch8" chart:class="major"/>
          </chart:axis>
          <chart:series chart:style-name="ch9" chart:values-cell-range-address="dyn_pkt.F31:dyn_pkt.F37" chart:label-cell-address="dyn_pkt.F30:dyn_pkt.F30" chart:class="chart:line">
            <chart:data-point chart:repeated="7"/>
          </chart:series>
          <chart:series chart:style-name="ch10" chart:values-cell-range-address="dyn_pkt.G31:dyn_pkt.G37" chart:label-cell-address="dyn_pkt.G30:dyn_pkt.G30" chart:class="chart:line">
            <chart:data-point chart:repeated="7"/>
          </chart:series>
          <chart:series chart:style-name="ch11" chart:values-cell-range-address="dyn_pkt.H31:dyn_pkt.H37" chart:label-cell-address="dyn_pkt.H30:dyn_pkt.H30" chart:class="chart:line">
            <chart:data-point chart:repeated="7"/>
          </chart:series>
          <chart:series chart:style-name="ch12" chart:values-cell-range-address="dyn_pkt.I31:dyn_pkt.I37" chart:label-cell-address="dyn_pkt.I30:dyn_pkt.I30" chart:class="chart:line">
            <chart:data-point chart:repeated="7"/>
          </chart:series>
          <chart:series chart:style-name="ch13" chart:values-cell-range-address="dyn_pkt.J31:dyn_pkt.J37" chart:label-cell-address="dyn_pkt.J30:dyn_pkt.J30" chart:class="chart:line">
            <chart:data-point chart:repeated="7"/>
          </chart:series>
          <chart:series chart:style-name="ch14" chart:values-cell-range-address="dyn_pkt.K31:dyn_pkt.K37" chart:label-cell-address="dyn_pkt.K30:dyn_pkt.K30" chart:class="chart:line">
            <chart:data-point chart:repeated="7"/>
          </chart:series>
          <chart:series chart:style-name="ch15" chart:values-cell-range-address="dyn_pkt.L31:dyn_pkt.L37" chart:label-cell-address="dyn_pkt.L30:dyn_pkt.L3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dyn_pkt.F30:dyn_pkt.F30</svg:desc>
                </draw:g>
              </table:table-cell>
              <table:table-cell office:value-type="string">
                <text:p>2</text:p>
                <draw:g>
                  <svg:desc>dyn_pkt.G30:dyn_pkt.G30</svg:desc>
                </draw:g>
              </table:table-cell>
              <table:table-cell office:value-type="string">
                <text:p>10</text:p>
                <draw:g>
                  <svg:desc>dyn_pkt.H30:dyn_pkt.H30</svg:desc>
                </draw:g>
              </table:table-cell>
              <table:table-cell office:value-type="string">
                <text:p>25</text:p>
                <draw:g>
                  <svg:desc>dyn_pkt.I30:dyn_pkt.I30</svg:desc>
                </draw:g>
              </table:table-cell>
              <table:table-cell office:value-type="string">
                <text:p>50</text:p>
                <draw:g>
                  <svg:desc>dyn_pkt.J30:dyn_pkt.J30</svg:desc>
                </draw:g>
              </table:table-cell>
              <table:table-cell office:value-type="string">
                <text:p>100</text:p>
                <draw:g>
                  <svg:desc>dyn_pkt.K30:dyn_pkt.K30</svg:desc>
                </draw:g>
              </table:table-cell>
              <table:table-cell office:value-type="string">
                <text:p>Estimated</text:p>
                <draw:g>
                  <svg:desc>dyn_pkt.L30:dyn_pkt.L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yn_pkt.E31:dyn_pkt.E37</svg:desc>
                </draw:g>
              </table:table-cell>
              <table:table-cell office:value-type="float" office:value="1">
                <text:p>1</text:p>
                <draw:g>
                  <svg:desc>dyn_pkt.F31:dyn_pkt.F37</svg:desc>
                </draw:g>
              </table:table-cell>
              <table:table-cell office:value-type="float" office:value="1">
                <text:p>1</text:p>
                <draw:g>
                  <svg:desc>dyn_pkt.G31:dyn_pkt.G37</svg:desc>
                </draw:g>
              </table:table-cell>
              <table:table-cell office:value-type="float" office:value="1">
                <text:p>1</text:p>
                <draw:g>
                  <svg:desc>dyn_pkt.H31:dyn_pkt.H37</svg:desc>
                </draw:g>
              </table:table-cell>
              <table:table-cell office:value-type="float" office:value="1">
                <text:p>1</text:p>
                <draw:g>
                  <svg:desc>dyn_pkt.I31:dyn_pkt.I37</svg:desc>
                </draw:g>
              </table:table-cell>
              <table:table-cell office:value-type="float" office:value="1">
                <text:p>1</text:p>
                <draw:g>
                  <svg:desc>dyn_pkt.J31:dyn_pkt.J37</svg:desc>
                </draw:g>
              </table:table-cell>
              <table:table-cell office:value-type="float" office:value="1">
                <text:p>1</text:p>
                <draw:g>
                  <svg:desc>dyn_pkt.K31:dyn_pkt.K37</svg:desc>
                </draw:g>
              </table:table-cell>
              <table:table-cell office:value-type="float" office:value="1">
                <text:p>1</text:p>
                <draw:g>
                  <svg:desc>dyn_pkt.L31:dyn_pkt.L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6297026583667">
                <text:p>1.16297026583667</text:p>
              </table:table-cell>
              <table:table-cell office:value-type="float" office:value="1.17927275893799">
                <text:p>1.17927275893799</text:p>
              </table:table-cell>
              <table:table-cell office:value-type="float" office:value="1.35206304251478">
                <text:p>1.35206304251478</text:p>
              </table:table-cell>
              <table:table-cell office:value-type="float" office:value="1.29269098330147">
                <text:p>1.29269098330147</text:p>
              </table:table-cell>
              <table:table-cell office:value-type="float" office:value="1.44000911498746">
                <text:p>1.44000911498746</text:p>
              </table:table-cell>
              <table:table-cell office:value-type="float" office:value="1.51717904012224">
                <text:p>1.51717904012224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6241963763881">
                <text:p>1.76241963763881</text:p>
              </table:table-cell>
              <table:table-cell office:value-type="float" office:value="1.78508574187184">
                <text:p>1.78508574187184</text:p>
              </table:table-cell>
              <table:table-cell office:value-type="float" office:value="1.72895506950944">
                <text:p>1.72895506950944</text:p>
              </table:table-cell>
              <table:table-cell office:value-type="float" office:value="1.64491065571681">
                <text:p>1.64491065571681</text:p>
              </table:table-cell>
              <table:table-cell office:value-type="float" office:value="1.8576797027859">
                <text:p>1.8576797027859</text:p>
              </table:table-cell>
              <table:table-cell office:value-type="float" office:value="1.82127413359984">
                <text:p>1.82127413359984</text:p>
              </table:table-cell>
              <table:table-cell office:value-type="float" office:value="2.10526315789474">
                <text:p>2.10526315789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4293980354999">
                <text:p>2.04293980354999</text:p>
              </table:table-cell>
              <table:table-cell office:value-type="float" office:value="2.31852258960107">
                <text:p>2.31852258960107</text:p>
              </table:table-cell>
              <table:table-cell office:value-type="float" office:value="2.04874415628962">
                <text:p>2.04874415628962</text:p>
              </table:table-cell>
              <table:table-cell office:value-type="float" office:value="1.82214513503382">
                <text:p>1.82214513503382</text:p>
              </table:table-cell>
              <table:table-cell office:value-type="float" office:value="2.25578217601542">
                <text:p>2.25578217601542</text:p>
              </table:table-cell>
              <table:table-cell office:value-type="float" office:value="1.6359359139667">
                <text:p>1.6359359139667</text:p>
              </table:table-cell>
              <table:table-cell office:value-type="float" office:value="2.58064516129032">
                <text:p>2.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14921379481031">
                <text:p>2.14921379481031</text:p>
              </table:table-cell>
              <table:table-cell office:value-type="float" office:value="1.60846505619521">
                <text:p>1.60846505619521</text:p>
              </table:table-cell>
              <table:table-cell office:value-type="float" office:value="1.40300950831197">
                <text:p>1.40300950831197</text:p>
              </table:table-cell>
              <table:table-cell office:value-type="float" office:value="1.59447663583071">
                <text:p>1.59447663583071</text:p>
              </table:table-cell>
              <table:table-cell office:value-type="float" office:value="1.50648174557901">
                <text:p>1.50648174557901</text:p>
              </table:table-cell>
              <table:table-cell office:value-type="float" office:value="1.20505151241331">
                <text:p>1.20505151241331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6869065149351">
                <text:p>2.36869065149351</text:p>
              </table:table-cell>
              <table:table-cell office:value-type="float" office:value="2.61293779471531">
                <text:p>2.61293779471531</text:p>
              </table:table-cell>
              <table:table-cell office:value-type="float" office:value="2.61312828050323">
                <text:p>2.61312828050323</text:p>
              </table:table-cell>
              <table:table-cell office:value-type="float" office:value="2.25601716692717">
                <text:p>2.25601716692717</text:p>
              </table:table-cell>
              <table:table-cell office:value-type="float" office:value="2.62750384019839">
                <text:p>2.62750384019839</text:p>
              </table:table-cell>
              <table:table-cell office:value-type="float" office:value="2.41729452421141">
                <text:p>2.41729452421141</text:p>
              </table:table-cell>
              <table:table-cell office:value-type="float" office:value="3.10679611650485">
                <text:p>3.106796116504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19765618103471">
                <text:p>2.19765618103471</text:p>
              </table:table-cell>
              <table:table-cell office:value-type="float" office:value="2.62829654096525">
                <text:p>2.62829654096525</text:p>
              </table:table-cell>
              <table:table-cell office:value-type="float" office:value="2.65570326628898">
                <text:p>2.65570326628898</text:p>
              </table:table-cell>
              <table:table-cell office:value-type="float" office:value="2.66613943667792">
                <text:p>2.66613943667792</text:p>
              </table:table-cell>
              <table:table-cell office:value-type="float" office:value="2.67448607062706">
                <text:p>2.67448607062706</text:p>
              </table:table-cell>
              <table:table-cell office:value-type="float" office:value="2.68579442806884">
                <text:p>2.68579442806884</text:p>
              </table:table-cell>
              <table:table-cell office:value-type="float" office:value="3.21608040201005">
                <text:p>3.21608040201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